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daab" officeooo:paragraph-rsid="000cdaab"/>
    </style:style>
    <style:style style:name="P2" style:family="paragraph" style:parent-style-name="Standard">
      <style:text-properties fo:font-weight="bold" officeooo:rsid="000cdaab" officeooo:paragraph-rsid="000cdaab" style:font-weight-asian="bold" style:font-weight-complex="bold"/>
    </style:style>
    <style:style style:name="P3" style:family="paragraph" style:parent-style-name="Standard">
      <style:text-properties fo:font-style="italic" fo:font-weight="bold" officeooo:rsid="000cdaab" officeooo:paragraph-rsid="000cdaab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weight="bold" officeooo:rsid="000cdaab" officeooo:paragraph-rsid="000cdaab" style:font-weight-asian="bold" style:font-weight-complex="bold"/>
    </style:style>
    <style:style style:name="P5" style:family="paragraph" style:parent-style-name="Standard">
      <style:text-properties fo:font-style="italic" style:text-underline-style="solid" style:text-underline-width="auto" style:text-underline-color="font-color" fo:font-weight="bold" officeooo:rsid="000cdaab" officeooo:paragraph-rsid="000cdaab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ecd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tab/><text:tab/><text:tab/><text:tab/><text:span text:style-name="T1">Assignment2</text:span></text:p>
      <text:p text:style-name="P2"/>
      <text:p text:style-name="P2">Name:<text:span text:style-name="T4">Arushi Dogra</text:span></text:p>
      <text:p text:style-name="P2">Roll No : 2013020<text:span text:style-name="T4">84</text:span></text:p>
      <text:p text:style-name="P1"/>
      <text:p text:style-name="P1">We had to implement k-means clustering and make the co-occurence matrix. There were 3 cases to be implemented: </text:p>
      <text:p text:style-name="P1"/>
      <text:p text:style-name="P1">1. Feature words not containing stop words. </text:p>
      <text:p text:style-name="P1">2. Feature words containing stop words. </text:p>
      <text:p text:style-name="P1">3. Feature words not contaning top-50 unigrams. </text:p>
      <text:p text:style-name="P1"/>
      <text:p text:style-name="P5">Procedure:</text:p>
      <text:p text:style-name="P1">• The data was first tokenized. </text:p>
      <text:p text:style-name="P1">• Then the co-occurence matrix was built using top-250 words as feature </text:p>
      <text:p text:style-name="P1">words. </text:p>
      <text:p text:style-name="P1">• Words were clustered using k-means algorithm and 50 centroids. </text:p>
      <text:p text:style-name="P1">• 25 words from each group are taken and displayed. </text:p>
      <text:p text:style-name="P1"/>
      <text:p text:style-name="P3"><text:span text:style-name="T3">Observations:</text:span> </text:p>
      <text:p text:style-name="P1">Most of the similar words occured in the same group. Like tokens representing quantity appeared in same cluster.</text:p>
      <text:p text:style-name="P1"/>
      <text:p text:style-name="P1"><text:span text:style-name="T2">Difficulties:</text:span> </text:p>
      <text:p text:style-name="P1">• Iterations took too much time as the data was large. </text:p>
      <text:p text:style-name="P1">• Some groups didn't contain any words. </text:p>
      <text:p text:style-name="P1">• Tokenizer was ours so it wasn't perfe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2T03:59:54.645644203</meta:creation-date>
    <dc:date>2015-11-16T00:51:40.112023437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9" meta:word-count="131" meta:character-count="807" meta:non-whitespace-character-count="678"/>
  </office:meta>
</office:document-meta>
</file>